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6564" officeooo:paragraph-rsid="000c6564"/>
    </style:style>
    <style:style style:name="P2" style:family="paragraph" style:parent-style-name="Standard">
      <style:text-properties officeooo:rsid="000e2b78" officeooo:paragraph-rsid="000e2b78"/>
    </style:style>
    <style:style style:name="P3" style:family="paragraph" style:parent-style-name="Standard">
      <style:text-properties officeooo:rsid="000c6564" officeooo:paragraph-rsid="000c6564"/>
    </style:style>
    <style:style style:name="P4" style:family="paragraph" style:parent-style-name="Standard">
      <style:text-properties officeooo:rsid="0012e75d" officeooo:paragraph-rsid="0012e75d"/>
    </style:style>
    <style:style style:name="T1" style:family="text">
      <style:text-properties officeooo:rsid="000c6b12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bf00" loext:char-shading-value="0"/>
    </style:style>
    <style:style style:name="T5" style:family="text">
      <style:text-properties fo:background-color="#ffbf00" loext:char-shading-value="0"/>
    </style:style>
    <style:style style:name="T6" style:family="text">
      <style:text-properties officeooo:rsid="000c6b12" fo:background-color="#ffbf00" loext:char-shading-value="0"/>
    </style:style>
    <style:style style:name="T7" style:family="text">
      <style:text-properties officeooo:rsid="000c6b12" fo:background-color="#ffb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e16173" loext:char-shading-value="0"/>
    </style:style>
    <style:style style:name="T10" style:family="text">
      <style:text-properties fo:background-color="#e16173" loext:char-shading-value="0"/>
    </style:style>
    <style:style style:name="T11" style:family="text">
      <style:text-properties fo:background-color="#d62e4e" loext:char-shading-value="0"/>
    </style:style>
    <style:style style:name="T12" style:family="text">
      <style:text-properties fo:background-color="#d62e4e" loext:char-shading-value="0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fo:background-color="#77bc65" loext:char-shading-value="0"/>
    </style:style>
    <style:style style:name="T15" style:family="text">
      <style:text-properties fo:background-color="#77bc65" loext:char-shading-value="0"/>
    </style:style>
    <style:style style:name="T16" style:family="text">
      <style:text-properties fo:background-color="#5983b0" loext:char-shading-value="0"/>
    </style:style>
    <style:style style:name="T17" style:family="text">
      <style:text-properties fo:background-color="#5983b0" loext:char-shading-value="0"/>
    </style:style>
    <style:style style:name="T18" style:family="text">
      <style:text-properties fo:background-color="#6b5e9b" loext:char-shading-value="0"/>
    </style:style>
    <style:style style:name="T19" style:family="text">
      <style:text-properties fo:background-color="#6b5e9b" loext:char-shading-value="0"/>
    </style:style>
    <style:style style:name="T20" style:family="text">
      <style:text-properties fo:background-color="#8e86ae" loext:char-shading-value="0"/>
    </style:style>
    <style:style style:name="T21" style:family="text">
      <style:text-properties officeooo:rsid="001365f9"/>
    </style:style>
    <style:style style:name="T22" style:family="text">
      <style:text-properties officeooo:rsid="001365f9" fo:background-color="#e8f2a1" loext:char-shading-value="0"/>
    </style:style>
    <style:style style:name="T23" style:family="text">
      <style:text-properties officeooo:rsid="001365f9" fo:background-color="#e8f2a1" loext:char-shading-value="0"/>
    </style:style>
    <style:style style:name="T24" style:family="text">
      <style:text-properties fo:background-color="#ff7b59" loext:char-shading-value="0"/>
    </style:style>
    <style:style style:name="T25" style:family="text">
      <style:text-properties fo:background-color="#ff7b5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e personne a un <text:span text:style-name="T3">nom</text:span>, un <text:span text:style-name="T3">prénom</text:span>, un <text:span text:style-name="T3">avatar</text:span>, un <text:span text:style-name="T3">mot de passe</text:span>, un <text:span text:style-name="T3">identifiant de connexion</text:span>, une <text:span text:style-name="T3">adresse mail</text:span> et un <text:span text:style-name="T3">numéro de carte universitaire</text:span>.</text:p>
      <text:p text:style-name="P1">Une personne utilisant l’application peut être un <text:span text:style-name="T3">étudiant</text:span>, un <text:span text:style-name="T3">professeur</text:span>, un <text:span text:style-name="T3">personnel de l’administration</text:span> ou un <text:span text:style-name="T3">visiteur</text:span>.</text:p>
      <text:p text:style-name="P1">Une personne peut choisir la <text:span text:style-name="T17">langue utilisée</text:span> pour l’application.</text:p>
      <text:p text:style-name="P1">Une personne peut choisir d’<text:span text:style-name="T17">activer ou non sa localisation</text:span> dans le bâtiment.</text:p>
      <text:p text:style-name="P1">Une personne <text:span text:style-name="T17">accepte ou non les conditions d’utilisation</text:span>.</text:p>
      <text:p text:style-name="P1">L’application a une <text:span text:style-name="T5">version</text:span>, une <text:span text:style-name="T5">date de création</text:span>, une <text:span text:style-name="T5">langue par défaut</text:span><text:span text:style-name="T8">, </text:span><text:s/>un <text:span text:style-name="T5">nom</text:span>, un <text:span text:style-name="T5">logo</text:span> <text:span text:style-name="T1">et les </text:span><text:span text:style-name="T7">conditions d’utilisation</text:span>.</text:p>
      <text:p text:style-name="P1">Une personne peut <text:span text:style-name="T20">recevoir</text:span> des notifications.</text:p>
      <text:p text:style-name="P4">Une notification décrit un <text:span text:style-name="T15">évènement</text:span> à une <text:span text:style-name="T15">date</text:span> précise.</text:p>
      <text:p text:style-name="P1">Une personne peut rechercher quelqu’un. Cet <text:span text:style-name="T25">historique de recherche</text:span> est enregistré avec la <text:span text:style-name="T25">date de la recherche</text:span>, la <text:span text:style-name="T25">personne recherchée</text:span> et la <text:span text:style-name="T25">personne qui cherche</text:span>.</text:p>
      <text:p text:style-name="P1">Une personne <text:span text:style-name="T23">est localisé</text:span><text:span text:style-name="T21"> avec</text:span> un <text:span text:style-name="T10">lieu</text:span> et une <text:span text:style-name="T10">date</text:span>.</text:p>
      <text:p text:style-name="P1">Un lieu possède un <text:span text:style-name="T10">nom</text:span>.</text:p>
      <text:p text:style-name="P2">Une personne peut être <text:span text:style-name="T17">connectée ou déconnectée</text:span> de l’applic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15:31:34.851000000</dc:date>
    <meta:editing-duration>PT13M24S</meta:editing-duration>
    <meta:editing-cycles>5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2" meta:word-count="156" meta:character-count="990" meta:non-whitespace-character-count="845"/>
  </office:meta>
</office:document-meta>
</file>